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33cm" svg:height="6.401cm" svg:x="10.546cm" svg:y="1.195cm">
            <draw:object draw:notify-on-update-of-ranges="Sheet1.A2:Sheet1.A2 Sheet1.A3:Sheet1.A9 Sheet1.B2:Sheet1.B2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65cm" svg:height="7.464cm" svg:x="10.462cm" svg:y="7.809cm">
            <draw:object draw:notify-on-update-of-ranges="Sheet1.A2:Sheet1.A2 Sheet1.A3:Sheet1.A9 Sheet1.C2:Sheet1.C2 Sheet1.C3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463cm" svg:height="7.411cm" svg:x="9.929cm" svg:y="15.618cm">
            <draw:object draw:notify-on-update-of-ranges="Sheet1.A2:Sheet1.A2 Sheet1.A3:Sheet1.A9 Sheet1.D2:Sheet1.D2 Sheet1.D3:Sheet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959cm" svg:height="6.746cm" svg:x="19.844cm" svg:y="0.902cm">
            <draw:object draw:notify-on-update-of-ranges="Sheet1.O2:Sheet1.O2 Sheet1.O3:Sheet1.O11 Sheet1.P2:Sheet1.P2 Sheet1.P3:Sheet1.P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013cm" svg:height="7.198cm" svg:x="20.265cm" svg:y="8.022cm">
            <draw:object draw:notify-on-update-of-ranges="Sheet1.O2:Sheet1.O2 Sheet1.O3:Sheet1.O11 Sheet1.Q2:Sheet1.Q2 Sheet1.Q3:Sheet1.Q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.426cm" svg:height="7.172cm" svg:x="20.513cm" svg:y="15.406cm">
            <draw:object draw:notify-on-update-of-ranges="Sheet1.O2:Sheet1.O2 Sheet1.O3:Sheet1.O11 Sheet1.R2:Sheet1.R2 Sheet1.R3:Sheet1.R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ORA</text:p>
          </table:table-cell>
          <table:table-cell table:number-columns-repeated="13"/>
          <table:table-cell office:value-type="string" calcext:value-type="string">
            <text:p>UMOL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  <table:table-cell table:number-columns-repeated="10"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6871" calcext:value-type="float">
            <text:p>0.976871</text:p>
          </table:table-cell>
          <table:table-cell office:value-type="float" office:value="0.0116958" calcext:value-type="float">
            <text:p>0.0116958</text:p>
          </table:table-cell>
          <table:table-cell office:value-type="float" office:value="305588" calcext:value-type="float">
            <text:p>30558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682653" calcext:value-type="float">
            <text:p>0.682653</text:p>
          </table:table-cell>
          <table:table-cell office:value-type="float" office:value="0.530177" calcext:value-type="float">
            <text:p>0.530177</text:p>
          </table:table-cell>
          <table:table-cell office:value-type="float" office:value="569599" calcext:value-type="float">
            <text:p>569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0612" calcext:value-type="float">
            <text:p>0.970612</text:p>
          </table:table-cell>
          <table:table-cell office:value-type="float" office:value="0.0177448" calcext:value-type="float">
            <text:p>0.0177448</text:p>
          </table:table-cell>
          <table:table-cell office:value-type="float" office:value="506932" calcext:value-type="float">
            <text:p>50693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275039" calcext:value-type="float">
            <text:p>0.275039</text:p>
          </table:table-cell>
          <table:table-cell office:value-type="float" office:value="1.47651" calcext:value-type="float">
            <text:p>1.47651</text:p>
          </table:table-cell>
          <table:table-cell office:value-type="float" office:value="372923" calcext:value-type="float">
            <text:p>372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0319" calcext:value-type="float">
            <text:p>0.730319</text:p>
          </table:table-cell>
          <table:table-cell office:value-type="float" office:value="0.920031" calcext:value-type="float">
            <text:p>0.920031</text:p>
          </table:table-cell>
          <table:table-cell office:value-type="float" office:value="609007" calcext:value-type="float">
            <text:p>60900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1.63814" calcext:value-type="float">
            <text:p>1.63814</text:p>
          </table:table-cell>
          <table:table-cell office:value-type="float" office:value="240737" calcext:value-type="float">
            <text:p>2407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5263" calcext:value-type="float">
            <text:p>0.205263</text:p>
          </table:table-cell>
          <table:table-cell office:value-type="float" office:value="0.770328" calcext:value-type="float">
            <text:p>0.770328</text:p>
          </table:table-cell>
          <table:table-cell office:value-type="float" office:value="280825" calcext:value-type="float">
            <text:p>280825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150146" calcext:value-type="float">
            <text:p>0.150146</text:p>
          </table:table-cell>
          <table:table-cell office:value-type="float" office:value="2.15201" calcext:value-type="float">
            <text:p>2.15201</text:p>
          </table:table-cell>
          <table:table-cell office:value-type="float" office:value="438464" calcext:value-type="float">
            <text:p>438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32" calcext:value-type="float">
            <text:p>0.13832</text:p>
          </table:table-cell>
          <table:table-cell office:value-type="float" office:value="0.20721" calcext:value-type="float">
            <text:p>0.20721</text:p>
          </table:table-cell>
          <table:table-cell office:value-type="float" office:value="220432" calcext:value-type="float">
            <text:p>220432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0.0254565" calcext:value-type="float">
            <text:p>0.0254565</text:p>
          </table:table-cell>
          <table:table-cell office:value-type="float" office:value="3.59541" calcext:value-type="float">
            <text:p>3.59541</text:p>
          </table:table-cell>
          <table:table-cell office:value-type="float" office:value="101607" calcext:value-type="float">
            <text:p>101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33168" calcext:value-type="float">
            <text:p>0.0433168</text:p>
          </table:table-cell>
          <table:table-cell office:value-type="float" office:value="0.524346" calcext:value-type="float">
            <text:p>0.524346</text:p>
          </table:table-cell>
          <table:table-cell office:value-type="float" office:value="80110.8" calcext:value-type="float">
            <text:p>80110.8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0.00459184" calcext:value-type="float">
            <text:p>0.00459184</text:p>
          </table:table-cell>
          <table:table-cell office:value-type="float" office:value="3.09703" calcext:value-type="float">
            <text:p>3.09703</text:p>
          </table:table-cell>
          <table:table-cell office:value-type="float" office:value="23354.9" calcext:value-type="float">
            <text:p>2335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125476" calcext:value-type="float">
            <text:p>0.125476</text:p>
          </table:table-cell>
          <table:table-cell office:value-type="float" office:value="43347.1" calcext:value-type="float">
            <text:p>43347.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0.0384236" calcext:value-type="float">
            <text:p>0.0384236</text:p>
          </table:table-cell>
          <table:table-cell office:value-type="float" office:value="2.2904" calcext:value-type="float">
            <text:p>2.2904</text:p>
          </table:table-cell>
          <table:table-cell office:value-type="float" office:value="232532" calcext:value-type="float">
            <text:p>232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0.0030012" calcext:value-type="float">
            <text:p>0.0030012</text:p>
          </table:table-cell>
          <table:table-cell office:value-type="float" office:value="3.26603" calcext:value-type="float">
            <text:p>3.26603</text:p>
          </table:table-cell>
          <table:table-cell office:value-type="float" office:value="22881.3" calcext:value-type="float">
            <text:p>22881.3</text:p>
          </table:table-cell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0.0025641" calcext:value-type="float">
            <text:p>0.0025641</text:p>
          </table:table-cell>
          <table:table-cell office:value-type="float" office:value="0.627325" calcext:value-type="float">
            <text:p>0.627325</text:p>
          </table:table-cell>
          <table:table-cell office:value-type="float" office:value="27076.9" calcext:value-type="float">
            <text:p>27076.9</text:p>
          </table:table-cell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15:34.619173572</meta:creation-date>
    <dc:date>2019-03-05T15:16:26.120718100</dc:date>
    <meta:editing-duration>PT45M40S</meta:editing-duration>
    <meta:editing-cycles>2</meta:editing-cycles>
    <meta:generator>LibreOffice/4.2.8.2$Linux_X86_64 LibreOffice_project/420m0$Build-2</meta:generator>
    <meta:document-statistic meta:table-count="1" meta:cell-count="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34cm" svg:height="6.402cm" xlink:href=".." xlink:type="simple" chart:class="chart:line" chart:style-name="ch1">
        <chart:legend chart:legend-position="end" svg:x="7.276cm" svg:y="2.902cm" style:legend-expansion="high" chart:style-name="ch2"/>
        <chart:plot-area chart:style-name="ch3" table:cell-range-address="Sheet1.A2:Sheet1.B9" chart:data-source-has-labels="both" svg:x="0.186cm" svg:y="0.128cm" svg:width="6.904cm" svg:height="6.146cm">
          <chartooo:coordinate-region svg:x="0.913cm" svg:y="0.328cm" svg:width="5.99cm" svg:height="5.2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9</svg:desc>
                </draw:g>
              </table:table-cell>
              <table:table-cell office:value-type="float" office:value="0.976871">
                <text:p>0.976871</text:p>
                <draw:g>
                  <svg:desc>Sheet1.B3:Sheet1.B9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70612">
                <text:p>0.9706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0319">
                <text:p>0.7303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05263">
                <text:p>0.2052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433168">
                <text:p>0.04331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5485">
                <text:p>0.0165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66cm" svg:height="7.465cm" xlink:href=".." xlink:type="simple" chart:class="chart:line" chart:style-name="ch1">
        <chart:legend chart:legend-position="end" svg:x="6.734cm" svg:y="3.433cm" style:legend-expansion="high" chart:style-name="ch2"/>
        <chart:plot-area chart:style-name="ch3" table:cell-range-address="Sheet1.A2:Sheet1.A9 Sheet1.C2:Sheet1.C9" chart:data-source-has-labels="both" svg:x="0.193cm" svg:y="0.149cm" svg:width="6.348cm" svg:height="7.167cm">
          <chartooo:coordinate-region svg:x="0.92cm" svg:y="0.349cm" svg:width="5.434cm" svg:height="6.32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9</svg:desc>
                </draw:g>
              </table:table-cell>
              <table:table-cell office:value-type="float" office:value="0.0116958">
                <text:p>0.0116958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77448">
                <text:p>0.01774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0031">
                <text:p>0.9200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70328">
                <text:p>0.7703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0721">
                <text:p>0.207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24346">
                <text:p>0.5243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5476">
                <text:p>0.125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7.412cm" xlink:href=".." xlink:type="simple" chart:class="chart:line" chart:style-name="ch1">
        <chart:legend chart:legend-position="end" svg:x="7.506cm" svg:y="3.407cm" style:legend-expansion="high" chart:style-name="ch2"/>
        <chart:plot-area chart:style-name="ch3" table:cell-range-address="Sheet1.A2:Sheet1.A9 Sheet1.D2:Sheet1.D9" chart:data-source-has-labels="both" svg:x="0.209cm" svg:y="0.148cm" svg:width="7.088cm" svg:height="7.116cm">
          <chartooo:coordinate-region svg:x="1.571cm" svg:y="0.348cm" svg:width="5.54cm" svg:height="6.26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9" chart:label-cell-address="Sheet1.D2:Sheet1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9</svg:desc>
                </draw:g>
              </table:table-cell>
              <table:table-cell office:value-type="float" office:value="305588">
                <text:p>305588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6932">
                <text:p>506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9007">
                <text:p>6090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0825">
                <text:p>2808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0432">
                <text:p>2204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110.8">
                <text:p>8011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347.1">
                <text:p>4334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6cm" svg:height="6.747cm" xlink:href=".." xlink:type="simple" chart:class="chart:line" chart:style-name="ch1">
        <chart:legend chart:legend-position="end" svg:x="8.902cm" svg:y="3.074cm" style:legend-expansion="high" chart:style-name="ch2"/>
        <chart:plot-area chart:style-name="ch3" table:cell-range-address="Sheet1.O2:Sheet1.P11" chart:data-source-has-labels="both" svg:x="0.219cm" svg:y="0.134cm" svg:width="8.464cm" svg:height="6.479cm">
          <chartooo:coordinate-region svg:x="0.946cm" svg:y="0.333cm" svg:width="7.55cm" svg:height="5.633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11" chart:label-cell-address="Sheet1.P2:Sheet1.P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0.682653">
                <text:p>0.682653</text:p>
                <draw:g>
                  <svg:desc>Sheet1.P3:Sheet1.P1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75039">
                <text:p>0.275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8118">
                <text:p>0.128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146">
                <text:p>0.1501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4565">
                <text:p>0.02545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59184">
                <text:p>0.004591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4236">
                <text:p>0.0384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0012">
                <text:p>0.0030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5641">
                <text:p>0.0025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14cm" svg:height="7.199cm" xlink:href=".." xlink:type="simple" chart:class="chart:line" chart:style-name="ch1">
        <chart:legend chart:legend-position="end" svg:x="8.082cm" svg:y="3.3cm" style:legend-expansion="high" chart:style-name="ch2"/>
        <chart:plot-area chart:style-name="ch3" table:cell-range-address="Sheet1.O2:Sheet1.O11 Sheet1.Q2:Sheet1.Q11" chart:data-source-has-labels="both" svg:x="0.22cm" svg:y="0.143cm" svg:width="7.642cm" svg:height="6.913cm">
          <chartooo:coordinate-region svg:x="0.947cm" svg:y="0.342cm" svg:width="6.729cm" svg:height="6.067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Q11" chart:label-cell-address="Sheet1.Q2:Sheet1.Q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0.530177">
                <text:p>0.530177</text:p>
                <draw:g>
                  <svg:desc>Sheet1.Q3:Sheet1.Q1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7651">
                <text:p>1.476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3814">
                <text:p>1.638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5201">
                <text:p>2.15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9541">
                <text:p>3.59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9703">
                <text:p>3.097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04">
                <text:p>2.29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26603">
                <text:p>3.266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7325">
                <text:p>0.627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7cm" svg:height="7.173cm" xlink:href=".." xlink:type="simple" chart:class="chart:line" chart:style-name="ch1">
        <chart:legend chart:legend-position="end" svg:x="8.469cm" svg:y="3.287cm" style:legend-expansion="high" chart:style-name="ch2"/>
        <chart:plot-area chart:style-name="ch3" table:cell-range-address="Sheet1.O2:Sheet1.O11 Sheet1.R2:Sheet1.R11" chart:data-source-has-labels="both" svg:x="0.228cm" svg:y="0.143cm" svg:width="8.013cm" svg:height="6.887cm">
          <chartooo:coordinate-region svg:x="1.59cm" svg:y="0.342cm" svg:width="6.464cm" svg:height="6.041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3:Sheet1.R11" chart:label-cell-address="Sheet1.R2:Sheet1.R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569599">
                <text:p>569599</text:p>
                <draw:g>
                  <svg:desc>Sheet1.R3:Sheet1.R1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2923">
                <text:p>372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0737">
                <text:p>240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8464">
                <text:p>438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607">
                <text:p>1016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54.9">
                <text:p>2335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2532">
                <text:p>2325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81.3">
                <text:p>22881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076.9">
                <text:p>27076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